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82cm" loext:contextual-spacing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Verdana" fo:font-family="Verdana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4:50:00</meta:creation-date>
    <meta:initial-creator>Kundan Kumar</meta:initial-creator>
    <dc:language>en-IN</dc:language>
    <dc:date>2020-01-20T00:05:33</dc:date>
    <meta:editing-cycles>6</meta:editing-cycles>
    <meta:editing-duration>PT13M</meta:editing-duration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